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9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10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11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12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13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14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15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16" style:family="paragraph" style:parent-style-name="Standard">
      <style:text-properties fo:font-weight="normal" officeooo:rsid="00318323" officeooo:paragraph-rsid="0036ff3b" style:font-weight-asian="normal" style:font-weight-complex="normal"/>
    </style:style>
    <style:style style:name="P17" style:family="paragraph" style:parent-style-name="Standard">
      <style:text-properties fo:font-weight="normal" officeooo:rsid="00318323" officeooo:paragraph-rsid="0037f353" style:font-weight-asian="normal" style:font-weight-complex="normal"/>
    </style:style>
    <style:style style:name="P18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19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20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21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22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23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24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25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26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27" style:family="paragraph" style:parent-style-name="Standard">
      <style:text-properties fo:font-weight="normal" officeooo:rsid="0037adc2" officeooo:paragraph-rsid="0037f353" style:font-weight-asian="normal" style:font-weight-complex="normal"/>
    </style:style>
    <style:style style:name="P28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29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30" style:family="paragraph" style:parent-style-name="Standard">
      <style:text-properties fo:font-weight="bold" officeooo:rsid="002d7f71" officeooo:paragraph-rsid="0030de8a" style:font-weight-asian="bold" style:font-weight-complex="bold"/>
    </style:style>
    <style:style style:name="P31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32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33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34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35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36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37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38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39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40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41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42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43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44" style:family="paragraph" style:parent-style-name="Standard">
      <style:text-properties fo:font-weight="bold" officeooo:rsid="003511b4" officeooo:paragraph-rsid="0035a1d4" style:font-weight-asian="bold" style:font-weight-complex="bold"/>
    </style:style>
    <style:style style:name="P45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46" style:family="paragraph" style:parent-style-name="Standard">
      <style:text-properties fo:font-weight="bold" officeooo:rsid="0036ff3b" officeooo:paragraph-rsid="0036ff3b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officeooo:rsid="002f52b3"/>
    </style:style>
    <style:style style:name="T17" style:family="text">
      <style:text-properties officeooo:rsid="003183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38497"/>
    </style:style>
    <style:style style:name="T20" style:family="text">
      <style:text-properties officeooo:rsid="003511b4"/>
    </style:style>
    <style:style style:name="T21" style:family="text">
      <style:text-properties officeooo:rsid="0035a1d4"/>
    </style:style>
    <style:style style:name="T22" style:family="text">
      <style:text-properties officeooo:rsid="0036c60e"/>
    </style:style>
    <style:style style:name="T23" style:family="text">
      <style:text-properties officeooo:rsid="0036ff3b"/>
    </style:style>
    <style:style style:name="T24" style:family="text">
      <style:text-properties officeooo:rsid="0037adc2"/>
    </style:style>
    <style:style style:name="T25" style:family="text">
      <style:text-properties officeooo:rsid="0037f353"/>
    </style:style>
    <style:style style:name="T26" style:family="text">
      <style:text-properties officeooo:rsid="003984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8"/>
      <text:p text:style-name="P8">30 seconds in 18 hours</text:p>
      <text:p text:style-name="P8">i.e. 40 seconds in 24 hours</text:p>
      <text:p text:style-name="P8">accuracy is 0.0465</text:p>
      <text:p text:style-name="P8"/>
      <text:p text:style-name="P8">crystal timer counts to 4096 in 1 sec</text:p>
      <text:p text:style-name="P8">count to 4095 gives 0.024% increase in speed</text:p>
      <text:p text:style-name="P8"/>
      <text:p text:style-name="P8"/>
      <text:p text:style-name="P9">Mux modes</text:p>
      <text:p text:style-name="P9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10"/>
      <text:p text:style-name="P7"><text:span text:style-name="T6">T</text:span><text:span text:style-name="T3">0:</text:span></text:p>
      <text:p text:style-name="P11">Drive at <text:tab/><text:tab/>8000KHz</text:p>
      <text:p text:style-name="P11">Use <text:tab/><text:tab/><text:tab/>1024 prescaler</text:p>
      <text:p text:style-name="P11">Gives a clock of <text:tab/>7.8125KHz </text:p>
      <text:p text:style-name="P11">count = Clock x Time</text:p>
      <text:p text:style-name="P7"><text:span text:style-name="T3">Count to 255 in <text:tab/></text:span><text:span text:style-name="T8">32.64mS</text:span></text:p>
      <text:p text:style-name="P7"><text:span text:style-name="T8"/></text:p>
      <text:p text:style-name="P7"><text:span text:style-name="T8"/></text:p>
      <text:p text:style-name="P30"><text:soft-page-break/><text:span text:style-name="T16">count = Clock x Time</text:span></text:p>
      <text:p text:style-name="P31"><text:span text:style-name="T8"/></text:p>
      <text:p text:style-name="P31"><text:span text:style-name="T8">1</text:span><text:span text:style-name="T3">25uS delay = 0.125ms</text:span></text:p>
      <text:p text:style-name="P31">Prescaler = 3<text:span text:style-name="T3"> gives /64</text:span></text:p>
      <text:p text:style-name="P31"><text:span text:style-name="T3">clock = 125KHz</text:span></text:p>
      <text:p text:style-name="P31"><text:span text:style-name="T3">count = 15.6</text:span><text:span text:style-name="T9">25</text:span><text:span text:style-name="T3"> i.e. 16 </text:span><text:span text:style-name="T9">gives delay of 128us</text:span></text:p>
      <text:p text:style-name="P31">Set TCNT0 to <text:span text:style-name="T17">256 – 16 = 240</text:span></text:p>
      <text:p text:style-name="P12"/>
      <text:p text:style-name="P18">1.875ms</text:p>
      <text:p text:style-name="P18">Count of 16 * 15 = 240 </text:p>
      <text:p text:style-name="P37">Set TCNT0 to 256-240 = 16</text:p>
      <text:p text:style-name="P18">Delay is 1.92ms</text:p>
      <text:p text:style-name="P13"/>
      <text:p text:style-name="P13">/******************************/</text:p>
      <text:p text:style-name="P13"/>
      <text:p text:style-name="P18">250us</text:p>
      <text:p text:style-name="P32">Prescaler = <text:span text:style-name="T19">4 </text:span><text:span text:style-name="T10">gives /256</text:span></text:p>
      <text:p text:style-name="P18">clock = 31.25KHz</text:p>
      <text:p text:style-name="P18">in 250us counts to 7.8125 <text:span text:style-name="T20">i.e. 8</text:span></text:p>
      <text:p text:style-name="P43">Set TCNT0 to 248<text:tab/><text:span text:style-name="T3">Delay is 256us</text:span></text:p>
      <text:p text:style-name="P18"/>
      <text:p text:style-name="P18">3750us</text:p>
      <text:p text:style-name="P23">count to 120</text:p>
      <text:p text:style-name="P43">Set TCNT0 to 136<text:span text:style-name="T3"><text:tab/>Delay is 3.84ms</text:span></text:p>
      <text:p text:style-name="P15"/>
      <text:p text:style-name="P15">/******************************/</text:p>
      <text:p text:style-name="P24">375us</text:p>
      <text:p text:style-name="P34">Prescaler = <text:span text:style-name="T19">4 </text:span><text:span text:style-name="T10">gives /256</text:span></text:p>
      <text:p text:style-name="P20">clock = 31.25KHz</text:p>
      <text:p text:style-name="P24">in 375us counts to <text:span text:style-name="T22">11.7 i.e. 12</text:span></text:p>
      <text:p text:style-name="P45">Set TCNT0 to <text:span text:style-name="T22">244</text:span><text:span text:style-name="T12"><text:tab/>Delay is 384us</text:span></text:p>
      <text:p text:style-name="P24"/>
      <text:p text:style-name="P24">5625us</text:p>
      <text:p text:style-name="P45">Set TCNT0 to <text:span text:style-name="T22">76</text:span><text:span text:style-name="T12"> <text:tab/>Delay is 5.76ms</text:span></text:p>
      <text:p text:style-name="P14"/>
      <text:p text:style-name="P14">/******************************/</text:p>
      <text:p text:style-name="P14"><text:span text:style-name="T3"/></text:p>
      <text:p text:style-name="P23">500uS</text:p>
      <text:p text:style-name="P33">Prescaler = <text:span text:style-name="T19">4 </text:span><text:span text:style-name="T10">gives /256</text:span></text:p>
      <text:p text:style-name="P19">clock = 31.25KHz</text:p>
      <text:p text:style-name="P20">in <text:span text:style-name="T21">50</text:span>0us counts to <text:span text:style-name="T21">15.6 i.e.16 <text:s/>Delay is 512us</text:span></text:p>
      <text:p text:style-name="P38">Set TCNT0 to <text:span text:style-name="T21">240</text:span></text:p>
      <text:p text:style-name="P20"/>
      <text:p text:style-name="P23">7500us</text:p>
      <text:p text:style-name="P38">Set TCNT0 to <text:span text:style-name="T21">16</text:span><text:span text:style-name="T11"><text:tab/>Gives delay of 7.68m</text:span></text:p>
      <text:p text:style-name="P44"><text:span text:style-name="T3"/></text:p>
      <text:p text:style-name="P15">/******************************/</text:p>
      <text:p text:style-name="P24"/>
      <text:p text:style-name="P24">625us</text:p>
      <text:p text:style-name="P35">Prescaler = 5<text:span text:style-name="T3"> gives /1024</text:span></text:p>
      <text:p text:style-name="P21">clock = 7.8125KHz</text:p>
      <text:p text:style-name="P21">In 625us counts to 4.88 <text:span text:style-name="T22">i.e.</text:span> 5</text:p>
      <text:p text:style-name="P39"><text:soft-page-break/>Set TCNT0 to <text:span text:style-name="T22">251</text:span><text:span text:style-name="T12"> Delay is </text:span><text:span text:style-name="T13">640us</text:span></text:p>
      <text:p text:style-name="P21"/>
      <text:p text:style-name="P24">93<text:span text:style-name="T26">75</text:span>us</text:p>
      <text:p text:style-name="P40">Set TCNT0 to <text:span text:style-name="T23">181<text:tab/></text:span><text:span text:style-name="T13">Delay is 9.6ms </text:span></text:p>
      <text:p text:style-name="P40"><text:span text:style-name="T13"/></text:p>
      <text:p text:style-name="P16"><text:span text:style-name="T23">/******************************/</text:span></text:p>
      <text:p text:style-name="P16"><text:span text:style-name="T13"/></text:p>
      <text:p text:style-name="P25">750us</text:p>
      <text:p text:style-name="P36">Prescaler = 5<text:span text:style-name="T3"> gives /1024</text:span></text:p>
      <text:p text:style-name="P22">clock = 7.8125KHz</text:p>
      <text:p text:style-name="P25">in 750us counts to 5.859 i.e. 6</text:p>
      <text:p text:style-name="P40">Set TCNT0 to <text:span text:style-name="T23">250</text:span><text:span text:style-name="T13"><text:tab/>Delay is 768us</text:span></text:p>
      <text:p text:style-name="P40"><text:span text:style-name="T13"/></text:p>
      <text:p text:style-name="P46"><text:span text:style-name="T3">11250us </text:span></text:p>
      <text:p text:style-name="P40">Set TCNT0 to <text:span text:style-name="T23">166</text:span><text:span text:style-name="T13"><text:tab/>Delay is 11.52ms</text:span></text:p>
      <text:p text:style-name="P40"><text:span text:style-name="T13"/></text:p>
      <text:p text:style-name="P16"><text:span text:style-name="T23">/******************************/</text:span></text:p>
      <text:p text:style-name="P16"><text:span text:style-name="T13"/></text:p>
      <text:p text:style-name="P25">1250us</text:p>
      <text:p text:style-name="P36">Prescaler = 5<text:span text:style-name="T3"> gives /1024</text:span></text:p>
      <text:p text:style-name="P22">clock = 7.8125KHz</text:p>
      <text:p text:style-name="P25">In 1250us <text:span text:style-name="T24">counts to 9.76 i.e.10</text:span></text:p>
      <text:p text:style-name="P26"><text:span text:style-name="T18">Set TCNT0 to 246</text:span><text:tab/>Delay is 1280us</text:p>
      <text:p text:style-name="P26"/>
      <text:p text:style-name="P26">18.75ms</text:p>
      <text:p text:style-name="P41">Set TCNT0 to <text:span text:style-name="T24">106</text:span><text:span text:style-name="T14"><text:tab/>Delay is 19.2ms</text:span></text:p>
      <text:p text:style-name="P42"><text:span text:style-name="T13"/></text:p>
      <text:p text:style-name="P17"><text:span text:style-name="T23">/******************************/</text:span></text:p>
      <text:p text:style-name="P28"><text:span text:style-name="T23">2</text:span>ms</text:p>
      <text:p text:style-name="P27"><text:span text:style-name="T25">Counts to15.625 i.e. 16</text:span></text:p>
      <text:p text:style-name="P42">Set TCNT0 to <text:span text:style-name="T25">240</text:span><text:span text:style-name="T15"><text:tab/>Delay is 2.048ms</text:span></text:p>
      <text:p text:style-name="P28">30ms</text:p>
      <text:p text:style-name="P28">Count to 240</text:p>
      <text:p text:style-name="P42">Set TCNT0 to <text:span text:style-name="T25">16</text:span><text:span text:style-name="T15"><text:tab/>Delay is 30.72m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2-29T16:49:52.298000000</dc:date>
    <meta:editing-duration>PT1H10M43S</meta:editing-duration>
    <meta:editing-cycles>11</meta:editing-cycles>
    <meta:document-statistic meta:table-count="0" meta:image-count="0" meta:object-count="0" meta:page-count="4" meta:paragraph-count="149" meta:word-count="658" meta:character-count="3803" meta:non-whitespace-character-count="3229"/>
  </office:meta>
</office:document-meta>
</file>